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Slack-Lato" svg:font-family="Slack-Lato, Slack-Fractions, appleLogo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cd7" officeooo:paragraph-rsid="00096cd7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6e82b" officeooo:paragraph-rsid="0006e82b" style:text-blinking="false" fo:background-color="transparent"/>
    </style:style>
    <style:style style:name="P3" style:family="paragraph" style:parent-style-name="Text_20_body">
      <style:text-properties officeooo:paragraph-rsid="000e6fe4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099495" officeooo:paragraph-rsid="000a4a4f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style:text-blinking="false" fo:background-color="#81d41a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06e82b" officeooo:paragraph-rsid="000a4a4f" style:text-blinking="false" fo:background-color="#81d41a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06e82b" officeooo:paragraph-rsid="000c0956" style:text-blinking="false" fo:background-color="#81d41a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style:text-blinking="false" fo:background-color="#ff8000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99495" officeooo:paragraph-rsid="000a4a4f" style:text-blinking="false" fo:background-color="transparent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eeeeee" style:text-line-through-style="none" style:text-line-through-type="none" style:font-name="Arial" fo:font-size="12pt" fo:font-style="normal" style:text-underline-style="none" fo:font-weight="normal" officeooo:rsid="00099495" style:text-blinking="false" fo:background-color="#650953"/>
    </style:style>
    <style:style style:name="P12" style:family="paragraph" style:parent-style-name="Text_20_body">
      <style:paragraph-properties fo:margin-top="0in" fo:margin-bottom="0in" loext:contextual-spacing="false" fo:line-height="138%" style:writing-mode="lr-tb"/>
      <style:text-properties fo:color="#eeeeee" fo:font-weight="normal" fo:background-color="#650953"/>
    </style:style>
    <style:style style:name="P13" style:family="paragraph" style:parent-style-name="Heading_20_1">
      <style:text-properties fo:font-size="20pt" style:font-size-asian="20pt" style:font-size-complex="20pt"/>
    </style:style>
    <style:style style:name="P14" style:family="paragraph" style:parent-style-name="Heading_20_3">
      <style:text-properties officeooo:paragraph-rsid="0010309b"/>
    </style:style>
    <style:style style:name="P15" style:family="paragraph" style:parent-style-name="Heading_20_3">
      <style:text-properties fo:font-size="17pt" style:font-size-asian="17pt" style:font-size-complex="17pt"/>
    </style:style>
    <style:style style:name="P16" style:family="paragraph" style:parent-style-name="Heading_20_3">
      <style:text-properties fo:font-size="17pt" officeooo:paragraph-rsid="0010309b" style:font-size-asian="17pt" style:font-size-complex="17pt"/>
    </style:style>
    <style:style style:name="P17" style:family="paragraph" style:parent-style-name="Heading_20_3">
      <style:text-properties fo:font-size="17pt" officeooo:rsid="000e8d31" officeooo:paragraph-rsid="000e8d31" style:font-size-asian="17pt" style:font-size-complex="17pt"/>
    </style:style>
    <style:style style:name="P18" style:family="paragraph" style:parent-style-name="Standard">
      <style:text-properties officeooo:rsid="000e8d31" officeooo:paragraph-rsid="000e8d31"/>
    </style:style>
    <style:style style:name="P19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6cd7" officeooo:paragraph-rsid="00096cd7" style:text-blinking="false" fo:background-color="transparent"/>
    </style:style>
    <style:style style:name="P20" style:family="paragraph" style:parent-style-name="Text_20_body">
      <style:text-properties fo:font-size="13pt" officeooo:paragraph-rsid="000ef706" style:font-size-asian="13pt" style:font-size-complex="13pt"/>
    </style:style>
    <style:style style:name="P21" style:family="paragraph" style:parent-style-name="Text_20_body" style:list-style-name="L6">
      <style:text-properties style:font-name="Liberation Serif" fo:font-size="13pt" officeooo:paragraph-rsid="000ef706" style:font-size-asian="13pt" style:font-size-complex="13pt"/>
    </style:style>
    <style:style style:name="P22" style:family="paragraph" style:parent-style-name="Text_20_body" style:list-style-name="L6">
      <style:text-properties style:font-name="Liberation Serif" fo:font-size="13pt" officeooo:paragraph-rsid="0010309b" style:font-size-asian="13pt" style:font-size-complex="13pt"/>
    </style:style>
    <style:style style:name="P23" style:family="paragraph" style:parent-style-name="Text_20_body" style:list-style-name="L6">
      <style:text-properties style:font-name="Liberation Serif" fo:font-size="13pt" officeooo:rsid="000ef706" officeooo:paragraph-rsid="000ef706" style:font-size-asian="13pt" style:font-size-complex="13pt"/>
    </style:style>
    <style:style style:name="P24" style:family="paragraph" style:parent-style-name="Text_20_body">
      <style:text-properties officeooo:paragraph-rsid="0010309b"/>
    </style:style>
    <style:style style:name="P25" style:family="paragraph" style:parent-style-name="Text_20_body" style:list-style-name="L9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Slack-Lato" fo:font-size="11.25pt" fo:letter-spacing="normal" fo:font-style="normal" fo:font-weight="normal"/>
    </style:style>
    <style:style style:name="P27" style:family="paragraph" style:parent-style-name="Text_20_body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lack-Lato" fo:font-size="11.25pt" fo:letter-spacing="normal" fo:font-style="normal" fo:font-weight="normal"/>
    </style:style>
    <style:style style:name="P28" style:family="paragraph" style:parent-style-name="Text_20_body" style:list-style-name="L5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lack-Lato" fo:font-size="11.25pt" fo:letter-spacing="normal" fo:font-style="normal" fo:font-weight="normal"/>
    </style:style>
    <style:style style:name="P29" style:family="paragraph" style:parent-style-name="Text_20_body" style:list-style-name="L5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lack-Lato" fo:font-size="11.25pt" fo:letter-spacing="normal" fo:font-style="normal" fo:font-weight="bold" style:font-weight-asian="bold" style:font-weight-complex="bold"/>
    </style:style>
    <style:style style:name="P30" style:family="paragraph" style:parent-style-name="Text_20_body" style:list-style-name="L5" style:master-page-name="">
      <loext:graphic-properties draw:fill="none"/>
      <style:paragraph-properties fo:margin-left="0.8118in" fo:margin-right="0in" fo:margin-top="0in" fo:margin-bottom="0in" loext:contextual-spacing="false" fo:line-height="115%" fo:text-align="start" style:justify-single-word="false" fo:orphans="2" fo:widows="2" fo:text-indent="-0.5in" style:auto-text-indent="false" style:page-number="auto" fo:background-color="transparent" fo:padding="0in" fo:border="none">
        <style:tab-stops>
          <style:tab-stop style:position="-0.5in"/>
          <style:tab-stop style:position="0.0626in"/>
        </style:tab-stops>
      </style:paragraph-properties>
      <style:text-properties fo:font-variant="normal" fo:text-transform="none" fo:color="#000000" style:font-name="Slack-Lato" fo:font-size="11.25pt" fo:letter-spacing="normal" fo:font-style="normal" fo:font-weight="normal"/>
    </style:style>
    <style:style style:name="P31" style:family="paragraph" style:parent-style-name="Text_20_body" style:list-style-name="L6" style:master-page-name="">
      <loext:graphic-properties draw:fill="none"/>
      <style:paragraph-properties fo:margin-left="-0.0618in" fo:margin-right="0in" fo:margin-top="0in" fo:margin-bottom="0.0972in" loext:contextual-spacing="false" fo:line-height="115%" fo:text-indent="-0.25in" style:auto-text-indent="false" style:page-number="auto" fo:background-color="transparent"/>
      <style:text-properties style:font-name="Liberation Serif" fo:font-size="13pt" officeooo:paragraph-rsid="00117d95" style:font-size-asian="13pt" style:font-size-complex="13pt"/>
    </style:style>
    <style:style style:name="T1" style:family="text">
      <style:text-properties fo:font-variant="normal" fo:text-transform="none" style:text-line-through-style="none" style:text-line-through-type="none" style:font-name="Arial" fo:font-size="13pt" fo:font-style="normal" style:text-underline-style="none" style:text-blinking="false"/>
    </style:style>
    <style:style style:name="T2" style:family="text">
      <style:text-properties fo:font-variant="normal" fo:text-transform="none" style:text-line-through-style="none" style:text-line-through-type="none" style:font-name="Arial" fo:font-size="12pt" fo:font-style="normal" style:text-underline-style="none" officeooo:rsid="00099495" style:text-blinking="fals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96cd7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officeooo:rsid="000e8d31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bold" officeooo:rsid="000e8d31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style:font-name="Slack-Lato" fo:font-size="11.25pt" fo:letter-spacing="normal" fo:font-style="normal" fo:font-weight="normal"/>
    </style:style>
    <style:style style:name="T8" style:family="text">
      <style:text-properties fo:font-variant="normal" fo:text-transform="none" fo:color="#000000" style:font-name="Slack-Lato" fo:font-size="11.25pt" fo:letter-spacing="normal" fo:font-style="normal" fo:font-weight="normal" officeooo:rsid="000e8d31" fo:background-color="transparent" loext:char-shading-value="0"/>
    </style:style>
    <style:style style:name="T9" style:family="text">
      <style:text-properties fo:font-variant="normal" fo:text-transform="none" fo:color="#000000" style:font-name="Slack-Lato" fo:font-size="11.25pt" fo:letter-spacing="normal" fo:font-style="normal" fo:font-weight="normal" officeooo:rsid="000ef8f6"/>
    </style:style>
    <style:style style:name="T10" style:family="text">
      <style:text-properties fo:font-variant="normal" fo:text-transform="none" fo:color="#000000" style:font-name="Slack-Lato" fo:letter-spacing="normal" fo:font-style="normal" fo:font-weight="normal" officeooo:rsid="000e8d31" fo:background-color="transparent" loext:char-shading-value="0"/>
    </style:style>
    <style:style style:name="T11" style:family="text">
      <style:text-properties fo:font-variant="normal" fo:text-transform="none" fo:color="#000000" fo:letter-spacing="normal" fo:font-style="normal" fo:font-weight="normal" officeooo:rsid="000e8d31" fo:background-color="transparent" loext:char-shading-value="0"/>
    </style:style>
    <style:style style:name="T12" style:family="text">
      <style:text-properties fo:font-variant="normal" fo:text-transform="none" fo:color="#000000" fo:letter-spacing="normal" fo:font-style="normal" fo:font-weight="normal" officeooo:rsid="000ef706" fo:background-color="transparent" loext:char-shading-value="0"/>
    </style:style>
    <style:style style:name="T13" style:family="text">
      <style:text-properties fo:font-variant="normal" fo:text-transform="none" fo:color="#000000" fo:letter-spacing="normal" fo:font-style="normal" fo:font-weight="normal" officeooo:rsid="0010309b" fo:background-color="transparent" loext:char-shading-value="0"/>
    </style:style>
    <style:style style:name="T14" style:family="text">
      <style:text-properties fo:font-variant="normal" fo:text-transform="none" fo:color="#000000" fo:letter-spacing="normal" fo:font-style="normal" fo:font-weight="normal" officeooo:rsid="00117d95" fo:background-color="transparent" loext:char-shading-value="0"/>
    </style:style>
    <style:style style:name="T15" style:family="text">
      <style:text-properties fo:font-weight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a4a4f" style:font-weight-asian="bold" style:font-weight-complex="bold"/>
    </style:style>
    <style:style style:name="T18" style:family="text">
      <style:text-properties fo:font-weight="bold" officeooo:rsid="00099495" style:font-weight-asian="bold" style:font-weight-complex="bold"/>
    </style:style>
    <style:style style:name="T19" style:family="text">
      <style:text-properties fo:font-weight="bold" officeooo:rsid="000c0956" style:font-weight-asian="bold" style:font-weight-complex="bold"/>
    </style:style>
    <style:style style:name="T20" style:family="text">
      <style:text-properties fo:font-weight="bold" officeooo:rsid="0011362f" style:font-weight-asian="bold" style:font-weight-complex="bold"/>
    </style:style>
    <style:style style:name="T21" style:family="text">
      <style:text-properties officeooo:rsid="000e8d31"/>
    </style:style>
    <style:style style:name="T22" style:family="text">
      <style:text-properties style:font-name="Liberation Serif" officeooo:rsid="000e8d31"/>
    </style:style>
    <style:style style:name="T23" style:family="text">
      <style:text-properties style:font-name="Liberation Serif" fo:font-weight="bold" officeooo:rsid="000e8d31" style:font-weight-asian="bold" style:font-weight-complex="bold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0e8d31" fo:background-color="transparent" loext:char-shading-value="0"/>
    </style:style>
    <style:style style:name="T26" style:family="text">
      <style:text-properties officeooo:rsid="000ef8f6"/>
    </style:style>
    <style:style style:name="T27" style:family="text">
      <style:text-properties officeooo:rsid="0010309b"/>
    </style:style>
    <style:style style:name="T28" style:family="text">
      <style:text-properties officeooo:rsid="0011362f"/>
    </style:style>
    <style:style style:name="T29" style:family="text">
      <style:text-properties fo:color="#bdc1c6" style:font-name="arial" fo:font-size="12pt"/>
    </style:style>
    <style:style style:name="T30" style:family="text">
      <style:text-properties style:font-name="arial" fo:font-size="12pt"/>
    </style:style>
    <style:style style:name="T31" style:family="text">
      <style:text-properties style:font-name="arial" fo:font-size="12pt" officeooo:rsid="0011362f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h text:style-name="Heading_20_1" text:outline-level="1">Poa Internet notes</text:h>
      <text:p text:style-name="P7">Victor Kisanya- project manager<text:span text:style-name="T16">(</text:span><text:span text:style-name="T19">tomorrow</text:span><text:span text:style-name="T17">, 2pm)</text:span></text:p>
      <text:p text:style-name="P7">Mark Maloba- Senior Data Analyst<text:span text:style-name="T16">(</text:span><text:span text:style-name="T19">tomorrow, </text:span><text:span text:style-name="T18">9pm</text:span><text:span text:style-name="T16">)</text:span></text:p>
      <text:p text:style-name="P8">David Meredith- Product Director <text:span text:style-name="T16">(</text:span><text:span text:style-name="T17">T</text:span><text:span text:style-name="T16">hursday 1-2 pm)</text:span></text:p>
      <text:p text:style-name="P9">Charles Kisenya-Product Manager(Date not communicated)</text:p>
      <text:p text:style-name="P6"/>
      <text:p text:style-name="P12"><text:span text:style-name="T1">Joshua Opel - Tech Research-</text:span><text:span text:style-name="T2">DONE</text:span></text:p>
      <text:p text:style-name="P11"/>
      <text:p text:style-name="P5">Andy Halsall-CEO(pending)</text:p>
      <text:p text:style-name="P10">Marvin Ouma -Software Developer (pending)</text:p>
      <text:p text:style-name="P4">Livingstone Webuye - Technical Support Technician (pending)</text:p>
      <text:p text:style-name="P4">Wesley Kamau- Network Operations Center Director(pending)</text:p>
      <text:p text:style-name="P4">Collins Pamba -Software Engineer(pending)</text:p>
      <text:p text:style-name="P6"/>
      <text:p text:style-name="Text_20_body"><text:line-break/></text:p>
      <text:p text:style-name="Text_20_body"/>
      <text:p text:style-name="P3"><text:s text:c="4"/>1. What does a typical day of a ___ look like?</text:p>
      <text:p text:style-name="P3"><text:s text:c="4"/>2. What tools do you use in your everyday life as a ___?</text:p>
      <text:p text:style-name="P3"><text:s text:c="4"/>3. What are your favorite aspects of your job?</text:p>
      <text:p text:style-name="P3"><text:s text:c="4"/>4. As a full stack developer, how do you determine the tool and programming languages to us for a certain task?</text:p>
      <text:p text:style-name="P3"><text:s text:c="4"/>5. What is a must have skill for a ___?</text:p>
      <text:p text:style-name="P3"><text:s text:c="4"/>6. How long did it take to attain the technical skills you learned while working?</text:p>
      <text:p text:style-name="P3"><text:s text:c="4"/>7. What <text:s/>are the greatest challenges that you have faced as a ___?</text:p>
      <text:p text:style-name="P3"><text:s text:c="4"/>8. Do you think that Artificial Intelligence is a threat to the human resource sector in the tech ecosystem?</text:p>
      <text:p text:style-name="P3">9. What other skills other than coding help in the journey of being a __?</text:p>
      <text:p text:style-name="P18"/>
      <text:p text:style-name="P18"/>
      <text:p text:style-name="P18"/>
      <text:p text:style-name="P18"/>
      <text:h text:style-name="P13" text:outline-level="1" text:is-list-header="true"><text:soft-page-break/><text:span text:style-name="T21">T</text:span><text:span text:style-name="T22">ech researc</text:span><text:span text:style-name="T23">h/</text:span><text:bookmark text:name="docs-internal-guid-3280add4-7fff-97ee-ad2e-0f990d33a315"/><text:span text:style-name="T5">Telecommunication engineer- </text:span><text:span text:style-name="T6">Joshua Opel</text:span></text:h>
      <text:h text:style-name="P17" text:outline-level="3" text:is-list-header="true">Roles</text:h>
      <text:list xml:id="list757999241" text:style-name="L6">
        <text:list-item>
          <text:p text:style-name="P21"><text:span text:style-name="T21">He acts as a point of reference for the company since </text:span><text:span text:style-name="T25">he obtains information about the problem, conducts reviews and gives advice on how the product will work.</text:span></text:p>
        </text:list-item>
        <text:list-item>
          <text:p text:style-name="P23"><text:span text:style-name="T25">E</text:span><text:span text:style-name="T24">valuates why a product is failing</text:span></text:p>
        </text:list-item>
        <text:list-item>
          <text:p text:style-name="P31"><text:span text:style-name="T14">I</text:span><text:span text:style-name="T11">n charge of</text:span><text:span text:style-name="T3"> designing, developing, installing, and maintaining communication systems.</text:span></text:p>
        </text:list-item>
        <text:list-item>
          <text:p text:style-name="P22"><text:span text:style-name="T13">B</text:span><text:span text:style-name="T8">uilds a lab, a tower and monitors people -people who are using the internet,</text:span></text:p>
        </text:list-item>
      </text:list>
      <text:p text:style-name="P20"><text:span text:style-name="T10"/></text:p>
      <text:h text:style-name="P16" text:outline-level="3" text:is-list-header="true"><text:span text:style-name="T27"><text:s/>Product</text:span></text:h>
      <text:h text:style-name="P14" text:outline-level="3"><text:span text:style-name="T7">They get ro</text:span><text:span text:style-name="T9">ut</text:span><text:span text:style-name="T7">ers from </text:span><text:span text:style-name="T9">U</text:span><text:span text:style-name="T7">nify, they don’t build their rooters.</text:span></text:h>
      <text:h text:style-name="P14" text:outline-level="3"><text:span text:style-name="T7">We use a provisioned app that is made from poa internet…which is installed to the ro</text:span><text:span text:style-name="T9">u</text:span><text:span text:style-name="T7">ter.</text:span></text:h>
      <text:p text:style-name="P24"><text:span text:style-name="T7"/></text:p>
      <text:h text:style-name="P15" text:outline-level="3" text:is-list-header="true">Tools</text:h>
      <text:list xml:id="list2497517055" text:style-name="L5">
        <text:list-item>
          <text:p text:style-name="P29">Confluence-</text:p>
        </text:list-item>
        <text:list-item>
          <text:p text:style-name="P30"><text:span text:style-name="T16">S</text:span><text:span text:style-name="T20">upplier Relationship Management</text:span><text:span text:style-name="T28"> <text:s/>-o</text:span><text:span text:style-name="T30">rganize supplier information and maximize supplier benefits and value </text:span><text:span text:style-name="T31">and increase collaboration by identifying the right suppliers to partner with.</text:span></text:p>
        </text:list-item>
        <text:list-item>
          <text:p text:style-name="P28">Admin system</text:p>
        </text:list-item>
      </text:list>
      <text:p text:style-name="P27"/>
      <text:p text:style-name="P27"/>
      <text:p text:style-name="P27"/>
      <text:list xml:id="list134323727493214" text:continue-numbering="true" text:style-name="L5">
        <text:list-header>
          <text:p text:style-name="P28"/>
        </text:list-header>
      </text:list>
      <text:p text:style-name="P26"><text:span text:style-name="T15">Why he is important</text:span><text:line-break/><text:span text:style-name="T26">F</text:span>ibe<text:span text:style-name="T26">r</text:span>s and handles a lot of people<text:line-break/>Free space communication for scarcely populated<text:line-break/>I<text:line-break/><text:line-break/>Builds a lab, a tower and monitors people -people who are using the internet,<text:line-break/>research , analytic team</text:p>
      <text:p text:style-name="Text_20_body"><text:span text:style-name="T4"/></text:p>
      <text:p text:style-name="P19"/>
      <text:list xml:id="list393404729" text:style-name="L9">
        <text:list-item>
          <text:p text:style-name="P25">Survey coverage </text:p>
        </text:list-item>
        <text:list-item>
          <text:p text:style-name="P25">Read and learn new technologies so as to give proper advice and insight to the company on which technology to adopt.</text:p>
        </text:list-item>
        <text:list-item>
          <text:p text:style-name="P25"><text:soft-page-break/>Lead tech research and help the team understand how different technologies work.</text:p>
        </text:list-item>
        <text:list-item>
          <text:p text:style-name="P25">Provide test network support ie. do health checks and maintenance to minimize potential down times.</text:p>
        </text:list-item>
        <text:list-item>
          <text:p text:style-name="P25">Monitoring how customers are using the internet.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Slack-Lato" svg:font-family="Slack-Lato, Slack-Fractions, appleLogo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8T06:14:23.759813696</meta:creation-date>
    <meta:editing-duration>P2DT21H8M16S</meta:editing-duration>
    <meta:editing-cycles>4</meta:editing-cycles>
    <meta:generator>LibreOffice/6.4.7.2$Linux_X86_64 LibreOffice_project/40$Build-2</meta:generator>
    <dc:date>2023-03-31T13:43:22.700042754</dc:date>
    <meta:document-statistic meta:table-count="0" meta:image-count="0" meta:object-count="0" meta:page-count="3" meta:paragraph-count="41" meta:word-count="410" meta:character-count="2497" meta:non-whitespace-character-count="2106"/>
  </office:meta>
</office:document-meta>
</file>